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 Condensed" svg:font-family="'Roboto Condensed', 'Microsoft JhengHei', sans-serif"/>
  </office:font-face-decls>
  <office:automatic-styles>
    <style:style style:name="P1" style:family="paragraph" style:parent-style-name="Footer">
      <style:text-properties fo:font-weight="bold" officeooo:rsid="00164bf4" officeooo:paragraph-rsid="00164bf4" style:font-weight-asian="bold" style:font-weight-complex="bold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start" style:justify-single-word="false"/>
      <style:text-properties officeooo:paragraph-rsid="00103c00"/>
    </style:style>
    <style:style style:name="P5" style:family="paragraph" style:parent-style-name="Text_20_body">
      <style:text-properties officeooo:paragraph-rsid="00103c00"/>
    </style:style>
    <style:style style:name="P6" style:family="paragraph" style:parent-style-name="Text_20_body">
      <style:text-properties officeooo:rsid="000fd20f" officeooo:paragraph-rsid="000fd20f"/>
    </style:style>
    <style:style style:name="P7" style:family="paragraph" style:parent-style-name="Text_20_body">
      <style:text-properties style:font-name="Liberation Sans" officeooo:paragraph-rsid="00103c00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paragraph-rsid="0015b0a8"/>
    </style:style>
    <style:style style:name="P9" style:family="paragraph" style:parent-style-name="Text_20_body">
      <style:text-properties officeooo:rsid="00164bf4" officeooo:paragraph-rsid="00164bf4"/>
    </style:style>
    <style:style style:name="P10" style:family="paragraph" style:parent-style-name="Text_20_body">
      <style:text-properties fo:font-weight="normal" officeooo:paragraph-rsid="00103c00" style:font-weight-asian="normal" style:font-weight-complex="normal"/>
    </style:style>
    <style:style style:name="P11" style:family="paragraph" style:parent-style-name="Text_20_body">
      <style:text-properties officeooo:rsid="0016af7c" officeooo:paragraph-rsid="0016af7c"/>
    </style:style>
    <style:style style:name="P12" style:family="paragraph" style:parent-style-name="Title">
      <style:text-properties officeooo:rsid="0017682b" officeooo:paragraph-rsid="0017682b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>
      <style:paragraph-properties fo:text-align="center" style:justify-single-word="false"/>
      <style:text-properties officeooo:paragraph-rsid="00103c00"/>
    </style:style>
    <style:style style:name="P15" style:family="paragraph" style:parent-style-name="Heading_20_1">
      <style:paragraph-properties fo:text-align="start" style:justify-single-word="false"/>
      <style:text-properties officeooo:paragraph-rsid="00103c00"/>
    </style:style>
    <style:style style:name="P16" style:family="paragraph" style:parent-style-name="Heading_20_2">
      <style:text-properties officeooo:paragraph-rsid="00103c00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style:font-name="Liberation Sans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paragraph-rsid="0015b0a8"/>
    </style:style>
    <style:style style:name="P1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style:font-name="Liberation Sans"/>
    </style:style>
    <style:style style:name="P20" style:family="paragraph" style:parent-style-name="Text_20_body" style:list-style-name="L2">
      <style:paragraph-properties fo:margin-left="0cm" fo:margin-right="0cm" fo:text-indent="0cm" style:auto-text-indent="false"/>
      <style:text-properties style:font-name="Liberation Sans"/>
    </style:style>
    <style:style style:name="P21" style:family="paragraph" style:parent-style-name="Text_20_body" style:list-style-name="L3">
      <style:paragraph-properties fo:margin-left="0cm" fo:margin-right="0cm" fo:text-indent="0cm" style:auto-text-indent="false"/>
      <style:text-properties style:font-name="Liberation Sans"/>
    </style:style>
    <style:style style:name="T1" style:family="text">
      <style:text-properties officeooo:rsid="00103c00"/>
    </style:style>
    <style:style style:name="T2" style:family="text">
      <style:text-properties officeooo:rsid="0010926a"/>
    </style:style>
    <style:style style:name="T3" style:family="text">
      <style:text-properties officeooo:rsid="00120a04"/>
    </style:style>
    <style:style style:name="T4" style:family="text">
      <style:text-properties officeooo:rsid="0012ab01"/>
    </style:style>
    <style:style style:name="T5" style:family="text">
      <style:text-properties officeooo:rsid="00146f5c"/>
    </style:style>
    <style:style style:name="T6" style:family="text">
      <style:text-properties fo:font-variant="normal" fo:text-transform="none" fo:color="#202020" loext:opacity="100%" style:font-name="Liberation Sans" fo:font-size="12pt" fo:letter-spacing="normal" fo:font-style="normal" fo:font-weight="normal"/>
    </style:style>
    <style:style style:name="T7" style:family="text">
      <style:text-properties fo:font-variant="normal" fo:text-transform="none" fo:color="#202020" loext:opacity="100%" style:font-name="Liberation Sans" fo:font-size="6.75pt" fo:letter-spacing="normal" fo:font-style="normal" fo:font-weight="normal"/>
    </style:style>
    <style:style style:name="T8" style:family="text">
      <style:text-properties fo:font-variant="normal" fo:text-transform="none" fo:color="#202020" loext:opacity="100%" style:font-name="Liberation Sans" fo:letter-spacing="normal"/>
    </style:style>
    <style:style style:name="T9" style:family="text">
      <style:text-properties officeooo:rsid="0015b0a8"/>
    </style:style>
    <style:style style:name="T10" style:family="text">
      <style:text-properties style:font-name="Liberation Sans"/>
    </style:style>
    <style:style style:name="T11" style:family="text">
      <style:text-properties officeooo:rsid="00164bf4"/>
    </style:style>
    <style:style style:name="T12" style:family="text">
      <style:text-properties officeooo:rsid="0016af7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otherBoards</text:p>
      <text:p text:style-name="P6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2"><text:a xlink:type="simple" xlink:href="#__RefHeading___Toc2_884928903" text:style-name="Index_20_Link" text:visited-style-name="Index_20_Link">ASRock H610M-HDV/M.2 (LGA 1700)<text:tab/>2</text:a></text:p>
          <text:p text:style-name="P3"><text:a xlink:type="simple" xlink:href="#__RefHeading___Toc10_884928903" text:style-name="Index_20_Link" text:visited-style-name="Index_20_Link">¿Qué modelo de RAM se puede montar en ellas. Tipo y cantidad?<text:tab/>2</text:a></text:p>
          <text:p text:style-name="P3"><text:a xlink:type="simple" xlink:href="#__RefHeading___Toc12_884928903" text:style-name="Index_20_Link" text:visited-style-name="Index_20_Link">¿Cuántos slots de memoria tiene y de que tipo?.<text:tab/>2</text:a></text:p>
          <text:p text:style-name="P3"><text:a xlink:type="simple" xlink:href="#__RefHeading___Toc14_884928903" text:style-name="Index_20_Link" text:visited-style-name="Index_20_Link">¿Qué zócalo tiene para la tarjeta gráfica?.<text:tab/>2</text:a></text:p>
          <text:p text:style-name="P3"><text:a xlink:type="simple" xlink:href="#__RefHeading___Toc16_884928903" text:style-name="Index_20_Link" text:visited-style-name="Index_20_Link">¿Qué procesadores soporta y que chipset posee?¿Qué modelo de zócalo de procesador tiene?<text:tab/>2</text:a></text:p>
          <text:p text:style-name="P3"><text:a xlink:type="simple" xlink:href="#__RefHeading___Toc18_884928903" text:style-name="Index_20_Link" text:visited-style-name="Index_20_Link">¿La tarjeta de video está integrada?<text:tab/>2</text:a></text:p>
          <text:p text:style-name="P3"><text:a xlink:type="simple" xlink:href="#__RefHeading___Toc20_884928903" text:style-name="Index_20_Link" text:visited-style-name="Index_20_Link">¿Qué precio tiene cada una de ellas y dónde la encontraste (Url)?.<text:tab/>2</text:a></text:p>
          <text:p text:style-name="P3"><text:a xlink:type="simple" xlink:href="#__RefHeading___Toc22_884928903" text:style-name="Index_20_Link" text:visited-style-name="Index_20_Link">¿Cuánto conectores USB tiene y de que tipo?.<text:tab/>2</text:a></text:p>
          <text:p text:style-name="P3"><text:a xlink:type="simple" xlink:href="#__RefHeading___Toc24_884928903" text:style-name="Index_20_Link" text:visited-style-name="Index_20_Link">¿Cuántosslots tiene y de qué tipo?<text:tab/>2</text:a></text:p>
          <text:p text:style-name="P3"><text:a xlink:type="simple" xlink:href="#__RefHeading___Toc26_884928903" text:style-name="Index_20_Link" text:visited-style-name="Index_20_Link">¿Dispone de conectores PS-2?<text:tab/>2</text:a></text:p>
          <text:p text:style-name="P3"><text:a xlink:type="simple" xlink:href="#__RefHeading___Toc28_884928903" text:style-name="Index_20_Link" text:visited-style-name="Index_20_Link">Factor de forma y/o tamaño.<text:tab/>2</text:a></text:p>
          <text:p text:style-name="P2"><text:a xlink:type="simple" xlink:href="#__RefHeading___Toc4_884928903" text:style-name="Index_20_Link" text:visited-style-name="Index_20_Link">ASUS ROG Maximus Z790 Hero (LGA 1700)<text:tab/>2</text:a></text:p>
          <text:p text:style-name="P3"><text:a xlink:type="simple" xlink:href="#__RefHeading___Toc10_884928903%20Copia%202" text:style-name="Index_20_Link" text:visited-style-name="Index_20_Link">¿Qué modelo de RAM se puede montar en ellas. Tipo y cantidad?<text:tab/>2</text:a></text:p>
          <text:p text:style-name="P3"><text:a xlink:type="simple" xlink:href="#__RefHeading___Toc12_884928903%20Copia%202" text:style-name="Index_20_Link" text:visited-style-name="Index_20_Link">¿Cuántos slots de memoria tiene y de que tipo?.<text:tab/>2</text:a></text:p>
          <text:p text:style-name="P3"><text:a xlink:type="simple" xlink:href="#__RefHeading___Toc14_884928903%20Copia%202" text:style-name="Index_20_Link" text:visited-style-name="Index_20_Link">¿Qué zócalo tiene para la tarjeta gráfica?.<text:tab/>2</text:a></text:p>
          <text:p text:style-name="P3"><text:a xlink:type="simple" xlink:href="#__RefHeading___Toc16_884928903%20Copia%202" text:style-name="Index_20_Link" text:visited-style-name="Index_20_Link">¿Qué procesadores soporta y que chipset posee?¿Qué modelo de zócalo de procesador tiene?<text:tab/>2</text:a></text:p>
          <text:p text:style-name="P3"><text:a xlink:type="simple" xlink:href="#__RefHeading___Toc18_884928903%20Copia%202" text:style-name="Index_20_Link" text:visited-style-name="Index_20_Link">¿La tarjeta de video está integrada?<text:tab/>2</text:a></text:p>
          <text:p text:style-name="P3"><text:a xlink:type="simple" xlink:href="#__RefHeading___Toc20_884928903%20Copia%202" text:style-name="Index_20_Link" text:visited-style-name="Index_20_Link">¿Qué precio tiene cada una de ellas y dónde la encontraste (Url)?.<text:tab/>2</text:a></text:p>
          <text:p text:style-name="P3"><text:a xlink:type="simple" xlink:href="#__RefHeading___Toc22_884928903%20Copia%202" text:style-name="Index_20_Link" text:visited-style-name="Index_20_Link">¿Cuánto conectores USB tiene y de que tipo?.<text:tab/>3</text:a></text:p>
          <text:p text:style-name="P3"><text:a xlink:type="simple" xlink:href="#__RefHeading___Toc24_884928903%20Copia%202" text:style-name="Index_20_Link" text:visited-style-name="Index_20_Link">¿Cuántosslots tiene y de qué tipo?<text:tab/>3</text:a></text:p>
          <text:p text:style-name="P3"><text:a xlink:type="simple" xlink:href="#__RefHeading___Toc26_884928903%20Copia%202" text:style-name="Index_20_Link" text:visited-style-name="Index_20_Link">¿Dispone de conectores PS-2?<text:tab/>3</text:a></text:p>
          <text:p text:style-name="P3"><text:a xlink:type="simple" xlink:href="#__RefHeading___Toc28_884928903%20Copia%202" text:style-name="Index_20_Link" text:visited-style-name="Index_20_Link">Factor de forma y/o tamaño.<text:tab/>3</text:a></text:p>
          <text:p text:style-name="P2"><text:a xlink:type="simple" xlink:href="#__RefHeading___Toc6_884928903" text:style-name="Index_20_Link" text:visited-style-name="Index_20_Link">Gigabyte A620M Gaming X (AM5)<text:tab/>3</text:a></text:p>
          <text:p text:style-name="P3"><text:a xlink:type="simple" xlink:href="#__RefHeading___Toc10_884928903%20Copia%203" text:style-name="Index_20_Link" text:visited-style-name="Index_20_Link">¿Qué modelo de RAM se puede montar en ellas. Tipo y cantidad?<text:tab/>3</text:a></text:p>
          <text:p text:style-name="P3"><text:a xlink:type="simple" xlink:href="#__RefHeading___Toc12_884928903%20Copia%203" text:style-name="Index_20_Link" text:visited-style-name="Index_20_Link">¿Cuántos slots de memoria tiene y de que tipo?.<text:tab/>3</text:a></text:p>
          <text:p text:style-name="P3"><text:a xlink:type="simple" xlink:href="#__RefHeading___Toc14_884928903%20Copia%203" text:style-name="Index_20_Link" text:visited-style-name="Index_20_Link">¿Qué zócalo tiene para la tarjeta gráfica?.<text:tab/>3</text:a></text:p>
          <text:p text:style-name="P3"><text:a xlink:type="simple" xlink:href="#__RefHeading___Toc16_884928903%20Copia%203" text:style-name="Index_20_Link" text:visited-style-name="Index_20_Link">¿Qué procesadores soporta y que chipset posee?¿Qué modelo de zócalo de procesador tiene?<text:tab/>3</text:a></text:p>
          <text:p text:style-name="P3"><text:a xlink:type="simple" xlink:href="#__RefHeading___Toc18_884928903%20Copia%203" text:style-name="Index_20_Link" text:visited-style-name="Index_20_Link">¿La tarjeta de video está integrada?<text:tab/>3</text:a></text:p>
          <text:p text:style-name="P3"><text:a xlink:type="simple" xlink:href="#__RefHeading___Toc20_884928903%20Copia%203" text:style-name="Index_20_Link" text:visited-style-name="Index_20_Link">¿Qué precio tiene cada una de ellas y dónde la encontraste (Url)?.<text:tab/>3</text:a></text:p>
          <text:p text:style-name="P3"><text:a xlink:type="simple" xlink:href="#__RefHeading___Toc22_884928903%20Copia%203" text:style-name="Index_20_Link" text:visited-style-name="Index_20_Link">¿Cuánto conectores USB tiene y de que tipo?.<text:tab/>3</text:a></text:p>
          <text:p text:style-name="P3"><text:a xlink:type="simple" xlink:href="#__RefHeading___Toc24_884928903%20Copia%203" text:style-name="Index_20_Link" text:visited-style-name="Index_20_Link">¿Cuántosslots tiene y de qué tipo?<text:tab/>3</text:a></text:p>
          <text:p text:style-name="P3"><text:a xlink:type="simple" xlink:href="#__RefHeading___Toc26_884928903%20Copia%203" text:style-name="Index_20_Link" text:visited-style-name="Index_20_Link">¿Dispone de conectores PS-2?<text:tab/>3</text:a></text:p>
          <text:p text:style-name="P2"><text:a xlink:type="simple" xlink:href="#__RefHeading___Toc28_884928903%20Copia%203" text:style-name="Index_20_Link" text:visited-style-name="Index_20_Link">Factor de forma y/o tamaño.<text:tab/>3</text:a></text:p>
          <text:p text:style-name="P2"><text:a xlink:type="simple" xlink:href="#__RefHeading___Toc8_884928903" text:style-name="Index_20_Link" text:visited-style-name="Index_20_Link">ASUS ROG Crosshair X670E Hero (AM5)<text:tab/>3</text:a></text:p>
          <text:p text:style-name="P3"><text:a xlink:type="simple" xlink:href="#__RefHeading___Toc10_884928903%20Copia%204" text:style-name="Index_20_Link" text:visited-style-name="Index_20_Link">¿Qué modelo de RAM se puede montar en ellas. Tipo y cantidad?<text:tab/>3</text:a></text:p>
          <text:p text:style-name="P3"><text:a xlink:type="simple" xlink:href="#__RefHeading___Toc12_884928903%20Copia%204" text:style-name="Index_20_Link" text:visited-style-name="Index_20_Link">¿Cuántos slots de memoria tiene y de que tipo?.<text:tab/>3</text:a></text:p>
          <text:p text:style-name="P3"><text:a xlink:type="simple" xlink:href="#__RefHeading___Toc14_884928903%20Copia%204" text:style-name="Index_20_Link" text:visited-style-name="Index_20_Link">¿Qué zócalo tiene para la tarjeta gráfica?.<text:tab/>3</text:a></text:p>
          <text:p text:style-name="P3"><text:a xlink:type="simple" xlink:href="#__RefHeading___Toc16_884928903%20Copia%204" text:style-name="Index_20_Link" text:visited-style-name="Index_20_Link">¿Qué procesadores soporta y que chipset posee?¿Qué modelo de zócalo de procesador tiene?<text:tab/>4</text:a></text:p>
          <text:p text:style-name="P3"><text:a xlink:type="simple" xlink:href="#__RefHeading___Toc18_884928903%20Copia%204" text:style-name="Index_20_Link" text:visited-style-name="Index_20_Link">¿La tarjeta de video está integrada?<text:tab/>4</text:a></text:p>
          <text:p text:style-name="P3"><text:a xlink:type="simple" xlink:href="#__RefHeading___Toc20_884928903%20Copia%204" text:style-name="Index_20_Link" text:visited-style-name="Index_20_Link">¿Qué precio tiene cada una de ellas y dónde la encontraste (Url)?.<text:tab/>4</text:a></text:p>
          <text:p text:style-name="P3"><text:a xlink:type="simple" xlink:href="#__RefHeading___Toc22_884928903%20Copia%204" text:style-name="Index_20_Link" text:visited-style-name="Index_20_Link">¿Cuánto conectores USB tiene y de que tipo?.<text:tab/>4</text:a></text:p>
          <text:p text:style-name="P3"><text:a xlink:type="simple" xlink:href="#__RefHeading___Toc24_884928903%20Copia%204" text:style-name="Index_20_Link" text:visited-style-name="Index_20_Link">¿Cuántosslots tiene y de qué tipo?<text:tab/>4</text:a></text:p>
          <text:p text:style-name="P3"><text:a xlink:type="simple" xlink:href="#__RefHeading___Toc26_884928903%20Copia%204" text:style-name="Index_20_Link" text:visited-style-name="Index_20_Link"><text:soft-page-break/>¿Dispone de conectores PS-2?<text:tab/>4</text:a></text:p>
          <text:p text:style-name="P3"><text:a xlink:type="simple" xlink:href="#__RefHeading___Toc28_884928903%20Copia%204" text:style-name="Index_20_Link" text:visited-style-name="Index_20_Link">Factor de forma y/o tamaño.<text:tab/>4</text:a></text:p>
        </text:index-body>
      </text:table-of-content>
      <text:h text:style-name="P13" text:outline-level="1"><text:bookmark-start text:name="__RefHeading___Toc2_884928903"/>ASRock H610M-HDV/M.2 (LGA 1700) <text:bookmark-end text:name="__RefHeading___Toc2_884928903"/></text:h>
      <text:h text:style-name="Heading_20_2" text:outline-level="2"><text:bookmark-start text:name="__RefHeading___Toc10_884928903"/>¿Qué modelo de RAM se puede montar en ellas. Tipo y cantidad?<text:bookmark-end text:name="__RefHeading___Toc10_884928903"/></text:h>
      <text:p text:style-name="Text_20_body"><text:tab/><text:span text:style-name="T1">Admite DDR4 unbuffered, con una frecuencia de 3200MHz y con una capacidad de m</text:span><text:span text:style-name="T2">á</text:span><text:span text:style-name="T1">xima de 64 GB. </text:span><text:span text:style-name="T2">Por orto lado con la DDR5 tiene una frecuencia de 5600MHz y 96 GB de RAM.</text:span></text:p>
      <text:h text:style-name="Heading_20_2" text:outline-level="2"><text:bookmark-start text:name="__RefHeading___Toc12_884928903"/>¿Cuántos slots de memoria tiene y de que tipo?.<text:bookmark-end text:name="__RefHeading___Toc12_884928903"/></text:h>
      <text:p text:style-name="Text_20_body"><text:tab/><text:span text:style-name="T2">Tiene 2 ranuras DIMM de 288 pines.</text:span></text:p>
      <text:h text:style-name="Heading_20_2" text:outline-level="2"><text:bookmark-start text:name="__RefHeading___Toc14_884928903"/>¿Qué zócalo tiene para la tarjeta gráfica?.<text:bookmark-end text:name="__RefHeading___Toc14_884928903"/></text:h>
      <text:p text:style-name="Text_20_body"><text:tab/><text:span text:style-name="T2">Tiene una ranura de PCIe 4.0 x16 y 1 ranura PCIe 3.0 x1 para expansión.</text:span></text:p>
      <text:h text:style-name="Heading_20_2" text:outline-level="2"><text:bookmark-start text:name="__RefHeading___Toc16_884928903"/>¿Qué procesadores soporta y que chipset posee?¿Qué modelo de zócalo de procesador tiene?<text:bookmark-end text:name="__RefHeading___Toc16_884928903"/></text:h>
      <text:p text:style-name="Text_20_body"><text:tab/><text:span text:style-name="T2">Soporta: intel 12ª generación 13ª generación y 14ª generación. Tiene un chipset de intel H610 y el zocalo es <text:s/>LGA 1700.</text:span></text:p>
      <text:h text:style-name="Heading_20_2" text:outline-level="2"><text:bookmark-start text:name="__RefHeading___Toc18_884928903"/>¿La tarjeta de video está integrada?<text:bookmark-end text:name="__RefHeading___Toc18_884928903"/></text:h>
      <text:p text:style-name="Text_20_body"><text:tab/><text:span text:style-name="T2">No tiene una GPU integrada.</text:span></text:p>
      <text:h text:style-name="Heading_20_2" text:outline-level="2"><text:bookmark-start text:name="__RefHeading___Toc20_884928903"/>¿Qué precio tiene cada una de ellas y dónde la encontraste (Url)?.<text:bookmark-end text:name="__RefHeading___Toc20_884928903"/></text:h>
      <text:p text:style-name="Text_20_body"><text:tab/><text:span text:style-name="T2">Tiene un precio de 87.20€ en </text:span><text:a xlink:type="simple" xlink:href="https://www.pccomponentes.com/asrock-h610m-hdv-m2?utm_source=chatgpt.com" text:style-name="Internet_20_link" text:visited-style-name="Visited_20_Internet_20_Link"><text:span text:style-name="T2">PcComponentes</text:span></text:a><text:span text:style-name="T2">.</text:span></text:p>
      <text:h text:style-name="Heading_20_2" text:outline-level="2">¿Cuánto conectores USB tiene y de que tipo?.¿Cuántos slots tiene y de qué tipo?</text:h>
      <text:p text:style-name="Text_20_body"><text:tab/><text:span text:style-name="T2">En la DDR4 tiene 4 x USB 3.2 Gen1 y 6 x USB 2.0, además de internamente 1 header USB 3.2 Gen1 y 1 header USB 2.0</text:span></text:p>
      <text:p text:style-name="Text_20_body"><text:tab/><text:span text:style-name="T2">En la DDR5 tiene 1 x USB-C 3.2 Gen1, 1 x USB 3.2 Gen1 y 4 x USB 2.0. Internamente 2 headers USB 3.2 Gen 1, 3 headers USB 2.0</text:span></text:p>
      <text:h text:style-name="Heading_20_2" text:outline-level="2"><text:bookmark-start text:name="__RefHeading___Toc26_884928903"/>¿Dispone de conectores PS-2?<text:bookmark-end text:name="__RefHeading___Toc26_884928903"/></text:h>
      <text:p text:style-name="Text_20_body"><text:tab/><text:span text:style-name="T2">En el panel trasero tiene 1 conector PS/2 combinado.</text:span></text:p>
      <text:p text:style-name="Text_20_body"/>
      <text:h text:style-name="Heading_20_2" text:outline-level="2"><text:bookmark-start text:name="__RefHeading___Toc28_884928903"/><text:soft-page-break/>Factor de forma y/o tamaño.<text:bookmark-end text:name="__RefHeading___Toc28_884928903"/></text:h>
      <text:p text:style-name="Text_20_body"><text:tab/><text:span text:style-name="T2">Factor de forma: Micro ATX</text:span></text:p>
      <text:p text:style-name="Text_20_body"><text:tab/><text:span text:style-name="T2">Dimensiones: 220 x 193 mm</text:span></text:p>
      <text:h text:style-name="P13" text:outline-level="1"><text:bookmark-start text:name="__RefHeading___Toc4_884928903"/>ASUS ROG Maximus Z790 Hero (LGA 1700) <text:bookmark-end text:name="__RefHeading___Toc4_884928903"/></text:h>
      <text:h text:style-name="P16" text:outline-level="2"><text:bookmark-start text:name="__RefHeading___Toc10_884928903 Copia 2"/>¿Qué modelo de RAM se puede montar en ellas. Tipo y cantidad?<text:bookmark-end text:name="__RefHeading___Toc10_884928903 Copia 2"/></text:h>
      <text:p text:style-name="P5"><text:tab/><text:span text:style-name="T3">Tiene 4 ranuras DIMM para memoria DDR5, con una capacidad máxima de 128 GB, soporta una hyperspeed DDR5 y velocidades como por ejemplo hasta 7800+ MT/s</text:span></text:p>
      <text:h text:style-name="P16" text:outline-level="2"><text:bookmark-start text:name="__RefHeading___Toc12_884928903 Copia 2"/>¿Cuántos slots de memoria tiene y de que tipo?.<text:bookmark-end text:name="__RefHeading___Toc12_884928903 Copia 2"/></text:h>
      <text:p text:style-name="P5"><text:tab/><text:span text:style-name="T3">Tiene slots PCIe x16, utiliza especialmente PCIe 5.0 para la GPU y para expansiones hay PCIe 4.0 x4, para almacenamiento 5 ranuras M.2 y 6 puertos SATA III.</text:span></text:p>
      <text:h text:style-name="P16" text:outline-level="2"><text:bookmark-start text:name="__RefHeading___Toc14_884928903 Copia 2"/>¿Qué zócalo tiene para la tarjeta gráfica?.<text:bookmark-end text:name="__RefHeading___Toc14_884928903 Copia 2"/></text:h>
      <text:p text:style-name="P5"><text:tab/><text:span text:style-name="T4">Un PCIe 5.0</text:span></text:p>
      <text:h text:style-name="P16" text:outline-level="2"><text:bookmark-start text:name="__RefHeading___Toc16_884928903 Copia 2"/>¿Qué procesadores soporta y que chipset posee?¿Qué modelo de zócalo de procesador tiene?<text:bookmark-end text:name="__RefHeading___Toc16_884928903 Copia 2"/></text:h>
      <text:p text:style-name="P5"><text:tab/><text:span text:style-name="T4">Chipset <text:s/>Intel Z790 y soporta de la 12ª hasta la 14ª generación y usa un socket LGA 1700 para procesador.</text:span></text:p>
      <text:h text:style-name="P16" text:outline-level="2"><text:bookmark-start text:name="__RefHeading___Toc18_884928903 Copia 2"/>¿La tarjeta de video está integrada?<text:bookmark-end text:name="__RefHeading___Toc18_884928903 Copia 2"/></text:h>
      <text:p text:style-name="P5"><text:tab/><text:span text:style-name="T4">No esta integrada.</text:span></text:p>
      <text:h text:style-name="P16" text:outline-level="2"><text:bookmark-start text:name="__RefHeading___Toc20_884928903 Copia 2"/>¿Qué precio tiene cada una de ellas y dónde la encontraste (Url)?.<text:bookmark-end text:name="__RefHeading___Toc20_884928903 Copia 2"/></text:h>
      <text:p text:style-name="P5"><text:tab/><text:span text:style-name="T4">En la tienda ofical de ASUS España tiene un precio de 829€ para la </text:span><text:a xlink:type="simple" xlink:href="https://rog.asus.com/es/motherboards/rog-maximus/rog-maximus-z790-hero-model/" text:style-name="Internet_20_link" text:visited-style-name="Visited_20_Internet_20_Link"><text:span text:style-name="T4">ASUS</text:span></text:a><text:span text:style-name="T4"> Store</text:span></text:p>
      <text:h text:style-name="P16" text:outline-level="2"><text:bookmark-start text:name="__RefHeading___Toc22_884928903 Copia 2"/>¿Cuánto conectores USB tiene y de que tipo?.¿Cuántos slots tiene y de qué tipo?<text:bookmark-end text:name="__RefHeading___Toc22_884928903 Copia 2"/></text:h>
      <text:p text:style-name="P5"><text:tab/>2 × Thunderbolt 4 (USB-C), 6 × USB 3.2 Gen 2 (5 tipo A + 1 tipo C) , 4 × USB 3.2 Gen 1 tipo A.<text:line-break/><text:tab/><text:span text:style-name="T4">Conectores internos: </text:span>1 × USB 3.2 Gen 2×2, 2 × headers USB 3.2 Gen 1 <text:span text:style-name="T4">y </text:span>2 × headers USB 2.0.</text:p>
      <text:h text:style-name="P16" text:outline-level="2"><text:bookmark text:name="__RefHeading___Toc24_884928903 Copia 2"/><text:soft-page-break/></text:h>
      <text:h text:style-name="P16" text:outline-level="2"><text:bookmark-start text:name="__RefHeading___Toc26_884928903 Copia 2"/>¿Dispone de conectores PS-2?<text:bookmark-end text:name="__RefHeading___Toc26_884928903 Copia 2"/></text:h>
      <text:p text:style-name="P5"><text:tab/><text:span text:style-name="T4">No dispone de PS-2</text:span></text:p>
      <text:h text:style-name="P16" text:outline-level="2"><text:bookmark-start text:name="__RefHeading___Toc28_884928903 Copia 2"/>Factor de forma y/o tamaño.<text:bookmark-end text:name="__RefHeading___Toc28_884928903 Copia 2"/></text:h>
      <text:p text:style-name="P5"><text:tab/><text:span text:style-name="T4">Factor: ATX estándar.</text:span></text:p>
      <text:p text:style-name="P5"><text:tab/><text:span text:style-name="T4">Tamaño: 305 x 244 mm</text:span></text:p>
      <text:h text:style-name="P14" text:outline-level="1"><text:bookmark-start text:name="__RefHeading___Toc6_884928903"/>Gigabyte A620M Gaming X (AM5)<text:bookmark-end text:name="__RefHeading___Toc6_884928903"/></text:h>
      <text:h text:style-name="P16" text:outline-level="2"><text:bookmark-start text:name="__RefHeading___Toc10_884928903 Copia 3"/>¿Qué modelo de RAM se puede montar en ellas. Tipo y cantidad?<text:bookmark-end text:name="__RefHeading___Toc10_884928903 Copia 3"/></text:h>
      <text:p text:style-name="P5"><text:tab/><text:span text:style-name="T5">Tiene un tipo de memoria dual chanel SMD DDR5 soporta, admite velocidades de 8000+ MHz y una capacidad máxima de 192GB</text:span></text:p>
      <text:h text:style-name="P16" text:outline-level="2"><text:bookmark-start text:name="__RefHeading___Toc12_884928903 Copia 3"/>¿Cuántos slots de memoria tiene y de que tipo?.<text:bookmark-end text:name="__RefHeading___Toc12_884928903 Copia 3"/></text:h>
      <text:p text:style-name="P5"><text:tab/><text:span text:style-name="T5">Tiene 4 ranuras DIMM tipo SMD DIMMs</text:span></text:p>
      <text:h text:style-name="P16" text:outline-level="2"><text:bookmark-start text:name="__RefHeading___Toc14_884928903 Copia 3"/>¿Qué zócalo tiene para la tarjeta gráfica?.<text:tab/><text:bookmark-end text:name="__RefHeading___Toc14_884928903 Copia 3"/></text:h>
      <text:p text:style-name="P5"><text:tab/><text:span text:style-name="T5">Tiene un </text:span>EZ-Latch：PCIe x16 Slot with Quick Release Design</text:p>
      <text:p text:style-name="P5"/>
      <text:p text:style-name="P5"/>
      <text:h text:style-name="P16" text:outline-level="2"><text:bookmark-start text:name="__RefHeading___Toc16_884928903 Copia 3"/>¿Qué procesadores soporta y que chipset posee?¿Qué modelo de zócalo de procesador tiene?<text:bookmark-end text:name="__RefHeading___Toc16_884928903 Copia 3"/></text:h>
      <text:p text:style-name="P5"><text:tab/><text:span text:style-name="T5">Supports AMD Ryzen 7000/8000 y 9000. </text:span><text:span text:style-name="T9">Modelo AMD Socket AM5.</text:span></text:p>
      <text:h text:style-name="P16" text:outline-level="2"><text:bookmark-start text:name="__RefHeading___Toc18_884928903 Copia 3"/>¿La tarjeta de video está integrada?<text:bookmark-end text:name="__RefHeading___Toc18_884928903 Copia 3"/></text:h>
      <text:p text:style-name="P5"><text:tab/><text:span text:style-name="T9">No.</text:span></text:p>
      <text:h text:style-name="P16" text:outline-level="2"><text:bookmark-start text:name="__RefHeading___Toc20_884928903 Copia 3"/>¿Qué precio tiene cada una de ellas y dónde la encontraste (Url)?.<text:bookmark-end text:name="__RefHeading___Toc20_884928903 Copia 3"/></text:h>
      <text:p text:style-name="P5"><text:tab/><text:span text:style-name="T9">Tiene un precio de 144 euros de </text:span><text:a xlink:type="simple" xlink:href="https://www.pccomponentes.com/gigabyte-a620m-gaming-x?srsltid=AfmBOooeKcxUcenis-vQU5hHm1m3pA8bke_ezw2uxkwpCoVeB5a6Yleh" text:style-name="Internet_20_link" text:visited-style-name="Visited_20_Internet_20_Link"><text:span text:style-name="T9">PcComponentes</text:span></text:a></text:p>
      <text:h text:style-name="P16" text:outline-level="2"><text:bookmark-start text:name="__RefHeading___Toc22_884928903 Copia 3"/><text:soft-page-break/>¿Cuánto conectores USB tiene y de que tipo?.<text:bookmark-end text:name="__RefHeading___Toc22_884928903 Copia 3"/></text:h>
      <text:p text:style-name="P7">Cantidad de puertos USB 2.0: 2</text:p>
      <text:list text:style-name="L1">
        <text:list-item>
          <text:p text:style-name="P17">Cantidad de puertos tipo A USB 3.2 Gen 1 (3.1 Gen 1): 2</text:p>
        </text:list-item>
        <text:list-item>
          <text:p text:style-name="P17">Cantidad de puertos tipo C USB 3.2 Gen 1 (3.1 Gen 1): 1</text:p>
        </text:list-item>
        <text:list-item>
          <text:p text:style-name="P17">Cantidad de puertos tipo A USB 3.2 Gen 2 (3.1 Gen 2): 1</text:p>
        </text:list-item>
        <text:list-item>
          <text:p text:style-name="P17">Ethernet LAN (RJ-45) cantidad de puertos: 1</text:p>
        </text:list-item>
        <text:list-item>
          <text:p text:style-name="P17">Puerto de ratón PS/2: 1</text:p>
        </text:list-item>
        <text:list-item>
          <text:p text:style-name="P17">Número de puertos HDMI: 1</text:p>
        </text:list-item>
        <text:list-item>
          <text:p text:style-name="P17">Versión HDMI: 2.1</text:p>
        </text:list-item>
        <text:list-item>
          <text:p text:style-name="P17">Cantidad de DisplayPorts: 1</text:p>
        </text:list-item>
        <text:list-item>
          <text:p text:style-name="P18">Versión de DisplayPort: 1.4</text:p>
        </text:list-item>
        <text:list-item>
          <text:p text:style-name="P18">Salidas para auriculares: 3</text:p>
        </text:list-item>
        <text:list-item>
          <text:p text:style-name="P18">Micrófono, jack de entrada: Si Conector USB: USB tipo A, USB Tipo C</text:p>
          <text:p text:style-name="P18"/>
        </text:list-item>
      </text:list>
      <text:p text:style-name="P8"><text:span text:style-name="Strong_20_Emphasis">Interno I/O</text:span></text:p>
      <text:list text:style-name="L2">
        <text:list-item>
          <text:list>
            <text:list-item>
              <text:p text:style-name="P19">USB 2.0, conectores: 1</text:p>
            </text:list-item>
            <text:list-item>
              <text:p text:style-name="P19">Conectores USB 3.2 Gen 1 (3.1 Gen 1): 2</text:p>
            </text:list-item>
            <text:list-item>
              <text:p text:style-name="P19">Número de conectores SATA III: 4</text:p>
            </text:list-item>
            <text:list-item>
              <text:p text:style-name="P19">Conector de audio en panel frontal: Si</text:p>
            </text:list-item>
            <text:list-item>
              <text:p text:style-name="P19">Conector de panel delantero: Si</text:p>
            </text:list-item>
            <text:list-item>
              <text:p text:style-name="P19">Conector de potencia ATX (24 pines): Si</text:p>
            </text:list-item>
            <text:list-item>
              <text:p text:style-name="P19">Conector de ventilador CPU: Si</text:p>
            </text:list-item>
            <text:list-item>
              <text:p text:style-name="P19">Conector de energía EPS (8-pin): Si</text:p>
            </text:list-item>
            <text:list-item>
              <text:p text:style-name="P19">Conector TPM: Si</text:p>
            </text:list-item>
            <text:list-item>
              <text:p text:style-name="P19">Conector eléctrico de 12 V: Si</text:p>
            </text:list-item>
            <text:list-item>
              <text:p text:style-name="P20">Conector para tiras LED RGB: Si</text:p>
            </text:list-item>
          </text:list>
        </text:list-item>
      </text:list>
      <text:h text:style-name="P16" text:outline-level="2"><text:bookmark-start text:name="__RefHeading___Toc24_884928903 Copia 3"/>¿Cuántos slots tiene y de qué tipo?<text:bookmark-end text:name="__RefHeading___Toc24_884928903 Copia 3"/></text:h>
      <text:p text:style-name="P5"><text:tab/><text:span text:style-name="T11">PCIe x 1, PCIe x 16 y 1 M.2.</text:span></text:p>
      <text:h text:style-name="P16" text:outline-level="2"><text:bookmark-start text:name="__RefHeading___Toc26_884928903 Copia 3"/>¿Dispone de conectores PS-2?<text:bookmark-end text:name="__RefHeading___Toc26_884928903 Copia 3"/></text:h>
      <text:p text:style-name="P9"><text:tab/>No</text:p>
      <text:h text:style-name="P15" text:outline-level="1"><text:bookmark-start text:name="__RefHeading___Toc28_884928903 Copia 3"/>Factor de forma y/o tamaño. <text:bookmark-end text:name="__RefHeading___Toc28_884928903 Copia 3"/></text:h>
      <text:p text:style-name="P4"><text:tab/><text:span text:style-name="T11">Factor: Micro ATX</text:span></text:p>
      <text:p text:style-name="P4"><text:tab/><text:span text:style-name="T11">Tamaño: 244 x 244 mm</text:span></text:p>
      <text:h text:style-name="P13" text:outline-level="1"><text:bookmark-start text:name="__RefHeading___Toc8_884928903"/><text:soft-page-break/><text:span text:style-name="Strong_20_Emphasis">ASUS ROG Crosshair X670E Hero (AM5)</text:span> <text:bookmark-end text:name="__RefHeading___Toc8_884928903"/></text:h>
      <text:h text:style-name="P16" text:outline-level="2"><text:bookmark-start text:name="__RefHeading___Toc10_884928903 Copia 4"/>¿Qué modelo de RAM se puede montar en ellas. Tipo y cantidad?¿Cuántos slots de memoria tiene y de que tipo?.<text:bookmark-end text:name="__RefHeading___Toc10_884928903 Copia 4"/></text:h>
      <text:p text:style-name="P10"><text:tab/><text:span text:style-name="T11">4 x DIMM DRR5 con un maximo de 192 GB, dual chanel.</text:span></text:p>
      <text:h text:style-name="P16" text:outline-level="2" text:is-list-header="true"><text:bookmark-start text:name="__RefHeading___Toc14_884928903 Copia 4"/>¿Qué zócalo tiene para la tarjeta gráfica?.<text:bookmark-end text:name="__RefHeading___Toc14_884928903 Copia 4"/></text:h>
      <text:p text:style-name="P5"><text:tab/><text:span text:style-name="T11">1 x PCIe 5.0 x16</text:span></text:p>
      <text:h text:style-name="P16" text:outline-level="2"><text:bookmark-start text:name="__RefHeading___Toc16_884928903 Copia 4"/>¿Qué procesadores soporta y que chipset posee?¿Qué modelo de zócalo de procesador tiene?<text:bookmark-end text:name="__RefHeading___Toc16_884928903 Copia 4"/></text:h>
      <text:p text:style-name="P5"><text:tab/><text:span text:style-name="T11">Zócalo</text:span> <text:span text:style-name="T11">AM5 y chipset AMD X670E y son compatibles con AMD ryzen 7000/8000/9000.</text:span></text:p>
      <text:h text:style-name="P16" text:outline-level="2"><text:bookmark-start text:name="__RefHeading___Toc18_884928903 Copia 4"/>¿La tarjeta de video está integrada?<text:bookmark-end text:name="__RefHeading___Toc18_884928903 Copia 4"/></text:h>
      <text:p text:style-name="P5"><text:tab/><text:span text:style-name="T11">No</text:span></text:p>
      <text:h text:style-name="P16" text:outline-level="2"><text:bookmark-start text:name="__RefHeading___Toc20_884928903 Copia 4"/>¿Qué precio tiene cada una de ellas y dónde la encontraste (Url)?.<text:bookmark-end text:name="__RefHeading___Toc20_884928903 Copia 4"/></text:h>
      <text:p text:style-name="P5"><text:tab/><text:span text:style-name="T11">Tiene un precio de 527€ en </text:span><text:a xlink:type="simple" xlink:href="https://www.pccomponentes.com/asus-rog-crosshair-x670e-hero?srsltid=AfmBOorwqrK6RDfz69Ca2q3mhDTO03GDQkqWUtaZ_-lszFNytXpqeaAB" text:style-name="Internet_20_link" text:visited-style-name="Visited_20_Internet_20_Link"><text:span text:style-name="T11">PcComponentes</text:span></text:a><text:span text:style-name="T11">.</text:span></text:p>
      <text:h text:style-name="P16" text:outline-level="2"><text:bookmark-start text:name="__RefHeading___Toc22_884928903 Copia 4"/>¿Cuánto conectores USB tiene y de que tipo?.<text:bookmark-end text:name="__RefHeading___Toc22_884928903 Copia 4"/></text:h>
      <text:p text:style-name="P5"><text:tab/><text:span text:style-name="Strong_20_Emphasis"><text:span text:style-name="T6">Rear USB (Total 12 ports)</text:span></text:span><text:span text:style-name="T10"><text:line-break/></text:span><text:span text:style-name="T6">2 x USB4</text:span><text:span text:style-name="T7">®</text:span><text:span text:style-name="T8"> </text:span><text:span text:style-name="T6">ports with Intel</text:span><text:span text:style-name="T7">®</text:span><text:span text:style-name="T8"> </text:span><text:span text:style-name="T6">JHL8540 USB4</text:span><text:span text:style-name="T7">®</text:span><text:span text:style-name="T8"> </text:span><text:span text:style-name="T6">controller (2 x USB Type-C</text:span><text:span text:style-name="T7">®</text:span><text:span text:style-name="T6">) </text:span><text:span text:style-name="T10"><text:line-break/></text:span><text:span text:style-name="T6">1 x USB 3.2 Gen 2x2 port(s) (1 x USB Type-C</text:span><text:span text:style-name="T7">®</text:span><text:span text:style-name="T6">)</text:span><text:span text:style-name="T10"><text:line-break/></text:span><text:span text:style-name="T6">9 x USB 3.2 Gen 2 port(s) (8 x Type-A + 1 x USB Type-C</text:span><text:span text:style-name="T7">®</text:span><text:span text:style-name="T6">)</text:span><text:span text:style-name="T10"> </text:span></text:p>
      <text:p text:style-name="P5"><text:span text:style-name="T10"><text:tab/></text:span><text:span text:style-name="Strong_20_Emphasis"><text:span text:style-name="T6">Front USB (Total 11 ports)</text:span></text:span><text:span text:style-name="T10"><text:line-break/></text:span><text:span text:style-name="T6">1 x USB 3.2 Gen 2x2 connector (supports USB Type-C</text:span><text:span text:style-name="T7">®</text:span><text:span text:style-name="T8"> </text:span><text:span text:style-name="T6">with up to 60W PD/QC4+)*</text:span><text:span text:style-name="T10"><text:line-break/></text:span><text:span text:style-name="T6">2 x USB 3.2 Gen 1 headers) support additional 4 USB 3.2 Gen 1 ports</text:span><text:span text:style-name="T10"><text:line-break/></text:span><text:span text:style-name="T6">3 x USB 2.0 headers support additional 6 USB 2.0 ports</text:span><text:span text:style-name="T10"> </text:span></text:p>
      <text:h text:style-name="P16" text:outline-level="2"><text:bookmark-start text:name="__RefHeading___Toc24_884928903 Copia 4"/>¿Cuántos slots tiene y de qué tipo?<text:bookmark-end text:name="__RefHeading___Toc24_884928903 Copia 4"/></text:h>
      <text:p text:style-name="P5"><text:tab/><text:span text:style-name="T10">2 x PCIe 5.0 x16 slots (supports x16 or x8/x8 mode(s)*</text:span></text:p>
      <text:list text:style-name="L3">
        <text:list-header>
          <text:p text:style-name="P21">1 x PCIe 4.0 x1 slots</text:p>
        </text:list-header>
      </text:list>
      <text:p text:style-name="P7"/>
      <text:h text:style-name="P16" text:outline-level="2"><text:bookmark-start text:name="__RefHeading___Toc26_884928903 Copia 4"/>¿Dispone de conectores PS-2?<text:bookmark-end text:name="__RefHeading___Toc26_884928903 Copia 4"/></text:h>
      <text:p text:style-name="P11"><text:tab/>No</text:p>
      <text:h text:style-name="P16" text:outline-level="2"><text:bookmark-start text:name="__RefHeading___Toc28_884928903 Copia 4"/><text:soft-page-break/>Factor de forma y/o tamaño.<text:bookmark-end text:name="__RefHeading___Toc28_884928903 Copia 4"/></text:h>
      <text:p text:style-name="P5"><text:tab/><text:span text:style-name="T12">Factor: Atx<text:line-break/><text:tab/>Tamaño: 305 x 244 mm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 Condensed" svg:font-family="'Roboto Condensed', 'Microsoft JhengHei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weight="bold" officeooo:rsid="00164bf4" officeooo:paragraph-rsid="00164bf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Yeray Trejo Sánchez DAM 1º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6T16:14:01.672000000</meta:creation-date>
    <meta:generator>LibreOffice/24.2.3.2$Windows_X86_64 LibreOffice_project/433d9c2ded56988e8a90e6b2e771ee4e6a5ab2ba</meta:generator>
    <dc:date>2025-10-27T15:29:26.230000000</dc:date>
    <meta:editing-duration>PT21M30S</meta:editing-duration>
    <meta:editing-cycles>5</meta:editing-cycles>
    <meta:document-statistic meta:table-count="0" meta:image-count="0" meta:object-count="0" meta:page-count="7" meta:paragraph-count="155" meta:word-count="1481" meta:character-count="7740" meta:non-whitespace-character-count="6386"/>
  </office:meta>
</office:document-meta>
</file>